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4956b" officeooo:paragraph-rsid="0004956b"/>
    </style:style>
    <style:style style:name="P2" style:family="paragraph" style:parent-style-name="Standard">
      <style:text-properties officeooo:rsid="0004b3e2" officeooo:paragraph-rsid="0004b3e2"/>
    </style:style>
    <style:style style:name="P3" style:family="paragraph" style:parent-style-name="Standard">
      <style:text-properties officeooo:paragraph-rsid="0004b3e2"/>
    </style:style>
    <style:style style:name="P4" style:family="paragraph" style:parent-style-name="Standard">
      <style:text-properties officeooo:rsid="00064bba" officeooo:paragraph-rsid="00064bba"/>
    </style:style>
    <style:style style:name="P5" style:family="paragraph" style:parent-style-name="Standard">
      <style:text-properties officeooo:paragraph-rsid="00064bba"/>
    </style:style>
    <style:style style:name="P6" style:family="paragraph" style:parent-style-name="Standard">
      <style:text-properties officeooo:rsid="00077c7d" officeooo:paragraph-rsid="00064bba"/>
    </style:style>
    <style:style style:name="T1" style:family="text">
      <style:text-properties officeooo:rsid="0004b3e2"/>
    </style:style>
    <style:style style:name="T2" style:family="text">
      <style:text-properties officeooo:rsid="00064bba"/>
    </style:style>
    <style:style style:name="T3" style:family="text">
      <style:text-properties officeooo:rsid="00077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Sort Pseudo-code</text:p>
      <text:p text:style-name="P1"/>
      <text:p text:style-name="P5"><text:span text:style-name="T2">Compare the first entry to the last entry.</text:span></text:p>
      <text:p text:style-name="P4">If the first entry is greater than the last entry, swap them.</text:p>
      <text:p text:style-name="P5"><text:span text:style-name="T2">Compare the first entry to the middle entry.</text:span></text:p>
      <text:p text:style-name="P4">If the first entry is greater than the middle entry, swap them.</text:p>
      <text:p text:style-name="P4">The middle entry is the pivot.</text:p>
      <text:p text:style-name="P6"/>
      <text:p text:style-name="P2">Swap <text:span text:style-name="T2">the</text:span> pivot with the <text:span text:style-name="T2">second to</text:span> last entry in the list.</text:p>
      <text:p text:style-name="P3"><text:span text:style-name="T1">Iterate the list from the second entry for the first entry greater than or equal to the pivot.</text:span></text:p>
      <text:p text:style-name="P2">Assign the left index this entry.</text:p>
      <text:p text:style-name="P2">Iterate the list from the <text:span text:style-name="T2">third </text:span>to last entry for the first entry that is less than or equal to the pivot.</text:p>
      <text:p text:style-name="P2">Assign the right index this entry.</text:p>
      <text:p text:style-name="P2">If the left index is less than the right index, swap the entries.</text:p>
      <text:p text:style-name="P3"><text:span text:style-name="T1">Repeat iteration of the list until an entry is equal to the pivot.</text:span></text:p>
      <text:p text:style-name="P2">Swap the left index with the pivot entry.</text:p>
      <text:p text:style-name="P4"/>
      <text:p text:style-name="P4">Partition the array by the pivot.</text:p>
      <text:p text:style-name="P4">If the sub array is less than four entries, call <text:span text:style-name="T3">insertion sort or</text:span> shell sort.</text:p>
      <text:p text:style-name="P4"/>
      <text:p text:style-name="P4">Call the quick sort method with the less than sub array, the first entry and the entry before the pivot.</text:p>
      <text:p text:style-name="P4">Call the quick sort method with the greater than sub array, the entry after the pivot, and the last entry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3:57:07.906740618</meta:creation-date>
    <dc:date>2019-12-03T14:50:14.023032420</dc:date>
    <meta:editing-duration>PT1M34S</meta:editing-duration>
    <meta:editing-cycles>1</meta:editing-cycles>
    <meta:document-statistic meta:table-count="0" meta:image-count="0" meta:object-count="0" meta:page-count="1" meta:paragraph-count="18" meta:word-count="208" meta:character-count="1079" meta:non-whitespace-character-count="889"/>
    <meta:generator>LibreOffice/6.3.3.2.0$Linux_X86_64 LibreOffice_project/30$Build-2</meta:generator>
  </office:meta>
</office:document-meta>
</file>